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1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name="ta_extref">
      <style:table-properties table:display="false"/>
    </style:style>
    <style:style style:family="table-column" style:name="col.notes">
      <style:table-column-properties style:column-width="1cm"/>
    </style:style>
    <style:style style:family="table-column" style:name="col.max">
      <style:table-column-properties style:column-width="1cm"/>
    </style:style>
    <style:style style:family="table-column" style:name="col.note">
      <style:table-column-properties style:column-width="1.5cm"/>
    </style:style>
    <style:style style:family="table-column" style:name="col.heads">
      <style:table-column-properties style:column-width="3cm"/>
    </style:style>
    <style:style style:family="table-column" style:name="col.total">
      <style:table-column-properties style:column-width="1.2cm"/>
    </style:style>
    <style:style style:family="table-column" style:name="col.ASSOC">
      <style:table-column-properties style:column-width="4cm"/>
    </style:style>
    <style:style style:family="table-column" style:name="col.Space">
      <style:table-column-properties style:column-width="4mm"/>
    </style:style>
    <style:style style:family="table-column" style:name="col.X.student.key">
      <style:table-column-properties style:column-width="1.18cm"/>
    </style:style>
    <style:style style:family="table-column" style:name="col.X.student.name">
      <style:table-column-properties style:column-width="3.38cm"/>
    </style:style>
    <style:style style:family="table-row" style:name="row.Titles">
      <style:table-row-properties style:row-height="0.96cm" style:use-optimal-row-height="false"/>
    </style:style>
    <style:style style:family="table-row" style:name="row.Head">
      <style:table-row-properties style:row-height="0.5cm" style:use-optimal-row-height="false"/>
    </style:style>
    <style:style style:family="table-column" style:name="col.X.legend">
      <style:table-column-properties style:column-width="6cm"/>
    </style:style>
  </office:automatic-styles>
  <office:body>
    <office:spreadsheet>
      <table:table table:name="Marks" table:print="false" table:style-name="ta1">
        <office:forms form:apply-design-mode="false" form:automatic-focus="false"/>
        <table:table-column table:default-cell-style-name="Default" table:style-name="col.X.student.key"/>
        <table:table-column table:default-cell-style-name="Default" table:style-name="col.X.student.name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1"/>
        <table:table-row table:style-name="row.Hea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w.Titles">
          <table:table-cell office:value-type="string" table:style-name="Entete">
            <text:p text:style-name="Standard">A:id</text:p>
          </table:table-cell>
          <table:table-cell office:value-type="string" table:style-name="Entete">
            <text:p text:style-name="Standard">Name</text:p>
          </table:table-cell>
          <table:table-cell office:value-type="string" table:style-name="Entete">
            <text:p text:style-name="Standard">note</text:p>
          </table:table-cell>
          <table:table-cell office:value-type="string" table:style-name="Entete">
            <text:p text:style-name="Standard">total</text:p>
          </table:table-cell>
          <table:table-cell office:value-type="string" table:style-name="Entete">
            <text:p text:style-name="Standard">max</text:p>
          </table:table-cell>
          <table:table-cell office:value-type="string" table:style-name="EnteteVertical">
            <text:p text:style-name="Standard">q1</text:p>
          </table:table-cell>
          <table:table-cell office:value-type="string" table:style-name="EnteteVertical">
            <text:p text:style-name="Standard">q10</text:p>
          </table:table-cell>
          <table:table-cell office:value-type="string" table:style-name="EnteteVertical">
            <text:p text:style-name="Standard">q2</text:p>
          </table:table-cell>
          <table:table-cell office:value-type="string" table:style-name="EnteteVertical">
            <text:p text:style-name="Standard">q3</text:p>
          </table:table-cell>
          <table:table-cell office:value-type="string" table:style-name="EnteteVertical">
            <text:p text:style-name="Standard">q4</text:p>
          </table:table-cell>
          <table:table-cell office:value-type="string" table:style-name="EnteteVertical">
            <text:p text:style-name="Standard">q5</text:p>
          </table:table-cell>
          <table:table-cell office:value-type="string" table:style-name="EnteteVertical">
            <text:p text:style-name="Standard">q6</text:p>
          </table:table-cell>
          <table:table-cell office:value-type="string" table:style-name="EnteteVertical">
            <text:p text:style-name="Standard">q7</text:p>
          </table:table-cell>
          <table:table-cell office:value-type="string" table:style-name="EnteteVertical">
            <text:p text:style-name="Standard">q8</text:p>
          </table:table-cell>
          <table:table-cell office:value-type="string" table:style-name="EnteteVertical">
            <text:p text:style-name="Standard">q9</text:p>
          </table:table-cell>
          <table:table-cell office:value-type="string" table:style-name="EnteteIndic">
            <text:p text:style-name="Standard">etu</text:p>
          </table:table-cell>
        </table:table-row>
        <table:table-row table:style-name="ro1">
          <table:table-cell/>
          <table:table-cell/>
          <table:table-cell office:value="20.0" office:value-type="float" table:style-name="NoteF">
            <text:p text:style-name="Standard">20.0</text:p>
          </table:table-cell>
          <table:table-cell office:value-type="string" table:number-columns-spanned="2" table:number-rows-spanned="1" table:style-name="General">
            <text:p text:style-name="Standard">max</text:p>
          </table:table-cell>
          <table:covered-table-cell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4.75" office:value-type="float" table:style-name="NoteQ">
            <text:p text:style-name="Standard">4.75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/>
        </table:table-row>
        <table:table-row table:style-name="ro1">
          <table:table-cell/>
          <table:table-cell/>
          <table:table-cell table:formula="oooc:=AVERAGE([.C6];[.C11])" table:style-name="NoteF"/>
          <table:table-cell office:value-type="string" table:number-columns-spanned="2" table:number-rows-spanned="1" table:style-name="General">
            <text:p text:style-name="Standard">mean</text:p>
          </table:table-cell>
          <table:covered-table-cell/>
          <table:table-cell table:formula="oooc:=AVERAGE([.F6];[.F11])/[.F4]" table:style-name="Qpc"/>
          <table:table-cell table:formula="oooc:=AVERAGE([.G6];[.G11])/[.G4]" table:style-name="Qpc"/>
          <table:table-cell table:formula="oooc:=AVERAGE([.H6];[.H11])/[.H4]" table:style-name="Qpc"/>
          <table:table-cell table:formula="oooc:=AVERAGE([.I6];[.I11])/[.I4]" table:style-name="Qpc"/>
          <table:table-cell table:formula="oooc:=AVERAGE([.J6];[.J11])/[.J4]" table:style-name="Qpc"/>
          <table:table-cell table:formula="oooc:=AVERAGE([.K6];[.K11])/[.K4]" table:style-name="Qpc"/>
          <table:table-cell table:formula="oooc:=AVERAGE([.L6];[.L11])/[.L4]" table:style-name="Qpc"/>
          <table:table-cell table:formula="oooc:=AVERAGE([.M6];[.M11])/[.M4]" table:style-name="Qpc"/>
          <table:table-cell table:formula="oooc:=AVERAGE([.N6];[.N11])/[.N4]" table:style-name="Qpc"/>
          <table:table-cell table:formula="oooc:=AVERAGE([.O6];[.O11])/[.O4]" table:style-name="Qpc"/>
          <table:table-cell/>
        </table:table-row>
        <table:table-row table:style-name="ro1">
          <table:table-cell office:value-type="string" table:style-name="CodeA">
            <text:p text:style-name="Standard">0001</text:p>
          </table:table-cell>
          <table:table-cell office:value-type="string" table:style-name="General">
            <text:p text:style-name="Standard">Dupont Marie</text:p>
          </table:table-cell>
          <table:table-cell office:value-type="float" table:formula="oooc:=IF([.$C$4]&gt;0;MAX(0.0;MIN([.$C$4];ROUNDUP([.D6]/[.E6]*[.$C$4]/0.001)*0.001));MAX(0.0;ROUNDUP([.D6]/0.001)*0.001))" table:style-name="NoteF"/>
          <table:table-cell office:value-type="float" table:formula="oooc:=SUM([.F6:.O6])" table:style-name="NoteQ"/>
          <table:table-cell office:value="13.75" office:value-type="float" table:style-name="NoteQ">
            <text:p text:style-name="Standard">13.75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4.75" office:value-type="float" table:style-name="NoteQ">
            <text:p text:style-name="Standard">4.75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string" table:style-name="CodeV">
            <text:p text:style-name="Standard">0001</text:p>
          </table:table-cell>
        </table:table-row>
        <table:table-row table:style-name="ro1">
          <table:table-cell office:value-type="string" table:style-name="CodeA">
            <text:p text:style-name="Standard">1111</text:p>
          </table:table-cell>
          <table:table-cell office:value-type="string" table:style-name="General">
            <text:p text:style-name="Standard">Kuzbidon Lex</text:p>
          </table:table-cell>
          <table:table-cell office:value-type="string" table:style-name="General">
            <text:p text:style-name="Standard">ABS</text:p>
          </table:table-cell>
          <table:table-cell table:formula="oooc:=SUM([.A7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CodeV"/>
        </table:table-row>
        <table:table-row table:style-name="ro1">
          <table:table-cell office:value-type="string" table:style-name="CodeA">
            <text:p text:style-name="Standard">2222</text:p>
          </table:table-cell>
          <table:table-cell office:value-type="string" table:style-name="General">
            <text:p text:style-name="Standard">Nerve Aimée</text:p>
          </table:table-cell>
          <table:table-cell office:value-type="string" table:style-name="General">
            <text:p text:style-name="Standard">ABS</text:p>
          </table:table-cell>
          <table:table-cell table:formula="oooc:=SUM([.A8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CodeV"/>
        </table:table-row>
        <table:table-row table:style-name="ro1">
          <table:table-cell office:value-type="string" table:style-name="CodeA">
            <text:p text:style-name="Standard">3333</text:p>
          </table:table-cell>
          <table:table-cell office:value-type="string" table:style-name="General">
            <text:p text:style-name="Standard">Onime Anne</text:p>
          </table:table-cell>
          <table:table-cell office:value-type="string" table:style-name="General">
            <text:p text:style-name="Standard">ABS</text:p>
          </table:table-cell>
          <table:table-cell table:formula="oooc:=SUM([.A9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CodeV"/>
        </table:table-row>
        <table:table-row table:style-name="ro1">
          <table:table-cell office:value-type="string" table:style-name="CodeA">
            <text:p text:style-name="Standard">4321</text:p>
          </table:table-cell>
          <table:table-cell office:value-type="string" table:style-name="General">
            <text:p text:style-name="Standard">Oration Amélie</text:p>
          </table:table-cell>
          <table:table-cell office:value-type="string" table:style-name="General">
            <text:p text:style-name="Standard">ABS</text:p>
          </table:table-cell>
          <table:table-cell table:formula="oooc:=SUM([.A10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CodeV"/>
        </table:table-row>
        <table:table-row table:style-name="ro1">
          <table:table-cell office:value-type="string" table:style-name="CodeA">
            <text:p text:style-name="Standard">1234</text:p>
          </table:table-cell>
          <table:table-cell office:value-type="string" table:style-name="General">
            <text:p text:style-name="Standard">Serien Jean</text:p>
          </table:table-cell>
          <table:table-cell office:value-type="float" table:formula="oooc:=IF([.$C$4]&gt;0;MAX(0.0;MIN([.$C$4];ROUNDUP([.D11]/[.E11]*[.$C$4]/0.001)*0.001));MAX(0.0;ROUNDUP([.D11]/0.001)*0.001))" table:style-name="NoteF"/>
          <table:table-cell office:value-type="float" table:formula="oooc:=SUM([.F11:.O11])" table:style-name="NoteQ"/>
          <table:table-cell office:value="13.75" office:value-type="float" table:style-name="NoteQ">
            <text:p text:style-name="Standard">13.75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E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/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egend" table:style-name="Legend">
        <table:table-column/>
        <table:table-column table:style-name="col.X.legend"/>
        <table:table-row>
          <table:table-cell office:value-type="string" table:number-columns-spanned="2" table:number-rows-spanned="1" table:style-name="Titre">
            <text:p text:style-name="Standard">Legend</text:p>
          </table:table-cell>
          <table:covered-table-cell office:value-type="string"/>
        </table:table-row>
        <table:table-row>
          <table:table-cell office:value-type="string"/>
          <table:table-cell office:value-type="string"/>
        </table:table-row>
        <table:table-row>
          <table:table-cell office:value-type="string" table:style-name="NoteX"/>
          <table:table-cell office:value-type="string">
            <text:p text:style-name="Standard">Non applicable</text:p>
          </table:table-cell>
        </table:table-row>
        <table:table-row>
          <table:table-cell office:value-type="string" table:style-name="NoteV"/>
          <table:table-cell office:value-type="string">
            <text:p text:style-name="Standard">No answer</text:p>
          </table:table-cell>
        </table:table-row>
        <table:table-row>
          <table:table-cell office:value-type="string" table:style-name="NoteC"/>
          <table:table-cell office:value-type="string">
            <text:p text:style-name="Standard">Cancelled</text:p>
          </table:table-cell>
        </table:table-row>
        <table:table-row>
          <table:table-cell office:value-type="string" table:style-name="NoteE"/>
          <table:table-cell office:value-type="string">
            <text:p text:style-name="Standard">Invalid answer</text:p>
          </table:table-cell>
        </table:table-row>
        <table:table-row>
          <table:table-cell office:value-type="string" table:style-name="CodeV"/>
          <table:table-cell office:value-type="string">
            <text:p text:style-name="Standard">Indicative</text:p>
          </table:table-cell>
        </table:table-row>
        <table:table-row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1"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FR" fo:language="fr" style:country-asian="none" style:country-complex="none" style:font-name="Arial" style:font-name-asian="DejaVu Sans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8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8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8P0" style:condition="value()&gt;=0"/>
    </number:currency-style>
    <number:currency-style style:name="N106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number:number-style style:family="data-style" style:name="DeuxDecimales">
      <number:number number:decimal-places="2" number:decimal-replacement="" number:grouping="true" number:min-integer-digits="1"/>
    </number:number-style>
    <number:percentage-style style:name="Percentage">
      <number:number number:decimal-places="0" number:min-integer-digits="1"/>
      <number:text>%</number:text>
    </number:percentage-style>
    <number:number-style style:family="data-style" style:name="NombreVide">
      <number:number number:decimal-places="0" number:decimal-replacement="" number:grouping="true" number:min-integer-digits="0"/>
    </number:number-style>
    <number:number-style style:family="data-style" style:name="numNote">
      <number:number number:decimal-places="3" number:grouping="true" number:min-integer-digits="1"/>
    </number:number-style>
    <style:style style:family="table-cell" style:name="Tableau" style:parent-style-name="Default">
      <style:table-cell-properties fo:border="0.039cm solid #000000"/>
    </style:style>
    <style:style style:data-style-name="Percentage" style:family="table-cell" style:name="General" style:parent-style-name="Tableau">
      <style:paragraph-properties fo:margin-left="0.1cm" fo:text-align="start"/>
    </style:style>
    <style:style style:data-style-name="Percentage" style:family="table-cell" style:name="Qpc" style:parent-style-name="Tableau">
      <style:paragraph-properties fo:text-align="center"/>
    </style:style>
    <style:style style:family="table-cell" style:name="QpcGS" style:parent-style-name="Qpc">
      <style:table-cell-properties fo:background-color="#c4eeba"/>
    </style:style>
    <style:style style:family="table-cell" style:name="StatsQName" style:parent-style-name="Tableau">
      <style:paragraph-properties fo:text-align="center"/>
      <style:text-properties fo:font-size="14pt" fo:font-weight="bold"/>
    </style:style>
    <style:style style:family="table-cell" style:name="StatsQNameS" style:parent-style-name="StatsQName">
      <style:table-cell-properties fo:background-color="#c4ddff"/>
    </style:style>
    <style:style style:family="table-cell" style:name="StatsQNameM" style:parent-style-name="StatsQName">
      <style:table-cell-properties fo:background-color="#f5c4ff"/>
    </style:style>
    <style:style style:family="table-cell" style:name="StatsQNameI" style:parent-style-name="StatsQName">
      <style:table-cell-properties fo:background-color="#e6e6ff"/>
    </style:style>
    <style:style style:family="table-cell" style:name="statCol" style:parent-style-name="Tableau">
      <style:paragraph-properties fo:text-align="center"/>
      <style:text-properties fo:font-weight="bold"/>
    </style:style>
    <style:style style:family="table-cell" style:name="qidW" style:parent-style-name="General">
      <style:table-cell-properties fo:background-color="#ffc8a0"/>
    </style:style>
    <style:style style:family="table-cell" style:name="qidC" style:parent-style-name="General">
      <style:table-cell-properties fo:background-color="#c9ffd1"/>
    </style:style>
    <style:style style:family="table-cell" style:name="qidX" style:parent-style-name="General">
      <style:table-cell-properties fo:background-color="#e2e2e2"/>
    </style:style>
    <style:style style:family="table-cell" style:name="qidI" style:parent-style-name="General">
      <style:table-cell-properties fo:background-color="#ffbaba"/>
    </style:style>
    <style:style style:family="table-cell" style:name="qidE" style:parent-style-name="General">
      <style:table-cell-properties fo:background-color="#ffff99"/>
    </style:style>
    <style:style style:family="table-cell" style:name="NoteQbase" style:parent-style-name="Tableau">
      <style:paragraph-properties fo:text-align="center"/>
    </style:style>
    <style:style style:data-style-name="DeuxDecimales" style:family="table-cell" style:name="NoteQ" style:parent-style-name="NoteQbase"/>
    <style:style style:data-style-name="Percentage" style:family="table-cell" style:name="NoteQp" style:parent-style-name="NoteQbase"/>
    <style:style style:data-style-name="NombreVide" style:family="table-cell" style:name="NoteV" style:parent-style-name="NoteQ">
      <style:table-cell-properties fo:background-color="#ffff99"/>
    </style:style>
    <style:style style:data-style-name="NombreVide" style:family="table-cell" style:name="NoteC" style:parent-style-name="NoteQ">
      <style:table-cell-properties fo:background-color="#b1e3e9"/>
    </style:style>
    <style:style style:data-style-name="NombreVide" style:family="table-cell" style:name="NoteE" style:parent-style-name="NoteQ">
      <style:table-cell-properties fo:background-color="#ffbaba"/>
    </style:style>
    <style:style style:data-style-name="DeuxDecimales" style:family="table-cell" style:name="NoteGS" style:parent-style-name="NoteQbase">
      <style:table-cell-properties fo:background-color="#c4eeba"/>
    </style:style>
    <style:style style:data-style-name="Percentage" style:family="table-cell" style:name="NoteGSp" style:parent-style-name="NoteQbase">
      <style:table-cell-properties fo:background-color="#c4eeba"/>
    </style:style>
    <style:style style:family="table-cell" style:name="NoteGSx" style:parent-style-name="NoteGSp">
      <style:text-properties fo:font-size="6pt"/>
    </style:style>
    <style:style style:data-style-name="NombreVide" style:family="table-cell" style:name="NoteX" style:parent-style-name="Tableau">
      <style:paragraph-properties fo:text-align="center"/>
      <style:table-cell-properties fo:background-color="#b3b3b3"/>
    </style:style>
    <style:style style:family="table-cell" style:name="CodeV" style:parent-style-name="Tableau">
      <style:paragraph-properties fo:text-align="center"/>
      <style:table-cell-properties fo:background-color="#e6e6ff"/>
    </style:style>
    <style:style style:family="table-cell" style:name="CodeA" style:parent-style-name="Tableau">
      <style:paragraph-properties fo:text-align="center"/>
      <style:table-cell-properties fo:background-color="#ffddc4"/>
    </style:style>
    <style:style style:data-style-name="numNote" style:family="table-cell" style:name="NoteF" style:parent-style-name="Tableau">
      <style:paragraph-properties fo:text-align="right"/>
      <style:table-cell-properties fo:padding-right="0.2cm"/>
    </style:style>
    <style:style style:family="table-cell" style:name="Titre" style:parent-style-name="Default">
      <style:text-properties fo:font-size="16pt" fo:font-weight="bold"/>
    </style:style>
    <style:style style:family="table-cell" style:name="NumCopie" style:parent-style-name="Tableau">
      <style:paragraph-properties fo:text-align="center"/>
    </style:style>
    <style:style style:family="table-cell" style:name="Entete" style:parent-style-name="Default">
      <style:table-cell-properties fo:border="0.039cm solid #000000" fo:padding="1mm" style:horizontal-align="middle" style:vertical-align="bottom"/>
      <style:text-properties fo:font-weight="bold"/>
      <style:paragraph-properties fo:text-align="center"/>
    </style:style>
    <style:style style:family="table-cell" style:name="EnteteVertical" style:parent-style-name="Entete">
      <style:table-cell-properties style:rotation-angle="90"/>
    </style:style>
    <style:style style:family="table-cell" style:name="EnteteIndic" style:parent-style-name="EnteteVertical">
      <style:table-cell-properties fo:background-color="#e6e6ff"/>
    </style:style>
    <style:style style:family="table-cell" style:name="EnteteGS" style:parent-style-name="EnteteVertical">
      <style:table-cell-properties fo:background-color="#c4eeba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/01/2010</text:date>, <text:time>19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1">
  <office:meta>
    <meta:generator>OpenOffice.org/3.1$Unix OpenOffice.org_project/310m19$Build-9420</meta:generator>
    <dc:title/>
    <dc:subject/>
    <meta:initial-creator>radiquiz</meta:initial-creator>
    <meta:creation-date>2025-10-01T12:50:54</meta:creation-date>
    <dc:creator>radiquiz</dc:creator>
    <dc:date>2025-10-01T12:50:54</dc:date>
    <meta:editing-cycles>1</meta:editing-cycles>
    <meta:editing-duration>PT00H00M00S</meta:editing-duration>
    <meta:document-statistic meta:cell-count="0" meta:object-count="0" meta:table-count="1"/>
  </office:meta>
</office:document-meta>
</file>